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A000003F08EA601D9A5A78D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3cm" fo:min-width="0cm"/>
      <style:paragraph-properties style:writing-mode="lr-tb"/>
    </style:style>
    <style:style style:name="gr3" style:family="graphic" style:parent-style-name="objectwithoutfill">
      <style:graphic-properties svg:stroke-width="0.3cm" draw:marker-start-width="0.65cm" draw:marker-end="Extrémités_20_de_20_flèche_20_1" draw:marker-end-width="0.75cm" draw:fill="none" draw:textarea-vertical-align="middle" fo:padding-top="0.275cm" fo:padding-bottom="0.275cm" fo:padding-left="0.4cm" fo:padding-right="0.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75cm" svg:height="15.845cm" svg:x="6.8cm" svg:y="1.05cm">
          <draw:image xlink:href="Pictures/10000201000003EA000003F08EA601D9A5A78D07.png" xlink:type="simple" xlink:show="embed" xlink:actuate="onLoad" draw:mime-type="image/png">
            <text:p/>
          </draw:image>
        </draw:frame>
        <draw:frame draw:style-name="gr2" draw:text-style-name="P2" draw:layer="layout" svg:width="5.25cm" svg:height="2.673cm" svg:x="0.75cm" svg:y="6.627cm">
          <draw:text-box>
            <text:p><text:span text:style-name="T1">Taille de la mémoire</text:span></text:p>
          </draw:text-box>
        </draw:frame>
        <draw:frame draw:style-name="gr2" draw:text-style-name="P2" draw:layer="layout" svg:width="5.5cm" svg:height="2.673cm" svg:x="23.5cm" svg:y="6.627cm">
          <draw:text-box>
            <text:p><text:span text:style-name="T1">Vitesse de la mémoire</text:span></text:p>
          </draw:text-box>
        </draw:frame>
        <draw:line draw:style-name="gr3" draw:text-style-name="P1" draw:layer="layout" svg:x1="6cm" svg:y1="4.3cm" svg:x2="6cm" svg:y2="16.8cm">
          <text:p/>
        </draw:line>
        <draw:line draw:style-name="gr3" draw:text-style-name="P1" draw:layer="layout" svg:x1="23.3cm" svg:y1="16.775cm" svg:x2="23.3cm" svg:y2="4.2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1T14:32:23.621731911</meta:creation-date>
    <dc:date>2020-11-01T14:46:31.885801447</dc:date>
    <meta:editing-duration>PT11M44S</meta:editing-duration>
    <meta:editing-cycles>2</meta:editing-cycles>
    <meta:generator>LibreOffice/7.0.2.2$Linux_X86_64 LibreOffice_project/00$Build-2</meta:generator>
    <meta:document-statistic meta:object-count="5"/>
  </office:meta>
</office:document-meta>
</file>